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f7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f7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f7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f7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f7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f7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f7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f7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f7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f7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f7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f7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f7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f7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f7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f7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f7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amila Valentina Borgo Garcí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8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61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ruz Elene Chirinos de Garcì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6838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2.7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7" meta:non-whitespace-character-count="999"/>
    <meta:template xlink:type="simple" xlink:actuate="onRequest" xlink:title="Normal" xlink:href=""/>
  </office:meta>
</office:document-meta>
</file>